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ção: Configuração de Instância de Banco de Dados no Microsoft Azure</text:h>
      <text:h text:style-name="Heading_20_2" text:outline-level="2">Objetivo</text:h>
      <text:p text:style-name="Text_20_body">Este documento tem como objetivo detalhar o processo de criação e configuração de uma instância de banco de dados na plataforma Microsoft Azure. Ele foi elaborado como material de apoio para estudos e futuras implementações.</text:p>
      <text:p text:style-name="Horizontal_20_Line"/>
      <text:h text:style-name="Heading_20_2" text:outline-level="2">Pré-requisitos</text:h>
      <text:list text:style-name="L1">
        <text:list-item>
          <text:p text:style-name="P2">Conta ativa no Microsoft Azure.</text:p>
        </text:list-item>
        <text:list-item>
          <text:p text:style-name="P2">Cartão de crédito válido (necessário para validar a conta, mesmo em planos gratuitos).</text:p>
        </text:list-item>
        <text:list-item>
          <text:p text:style-name="P2">Navegador web atualizado.</text:p>
        </text:list-item>
      </text:list>
      <text:p text:style-name="Horizontal_20_Line"/>
      <text:h text:style-name="Heading_20_2" text:outline-level="2">Etapas da Configuração</text:h>
      <text:h text:style-name="Heading_20_3" text:outline-level="3">1. Acessar o Portal do Azure</text:h>
      <text:list text:style-name="L2">
        <text:list-item>
          <text:p text:style-name="P3">Acesse: <text:a xlink:type="simple" xlink:href="https://portal.azure.com/" text:style-name="Internet_20_link" text:visited-style-name="Visited_20_Internet_20_Link">https://portal.azure.com</text:a></text:p>
        </text:list-item>
        <text:list-item>
          <text:p text:style-name="P3">Faça login com sua conta Microsoft.</text:p>
        </text:list-item>
      </text:list>
      <text:h text:style-name="Heading_20_3" text:outline-level="3">2. Criar um Grupo de Recursos</text:h>
      <text:list text:style-name="L3">
        <text:list-item>
          <text:p text:style-name="P4">No menu lateral, clique em <text:span text:style-name="Strong_20_Emphasis">"Grupos de recursos"</text:span>.</text:p>
        </text:list-item>
        <text:list-item>
          <text:p text:style-name="P4">Clique em <text:span text:style-name="Strong_20_Emphasis">"+ Criar"</text:span>.</text:p>
        </text:list-item>
        <text:list-item>
          <text:p text:style-name="P4">Preencha:</text:p>
          <text:list>
            <text:list-item>
              <text:p text:style-name="P4"><text:span text:style-name="Strong_20_Emphasis">Assinatura:</text:span> Selecione sua assinatura.</text:p>
            </text:list-item>
            <text:list-item>
              <text:p text:style-name="P4"><text:span text:style-name="Strong_20_Emphasis">Grupo de recursos:</text:span> Nome identificador (ex: <text:span text:style-name="Source_20_Text">meu-grupo-banco</text:span>).</text:p>
            </text:list-item>
            <text:list-item>
              <text:p text:style-name="P4"><text:span text:style-name="Strong_20_Emphasis">Região:</text:span> Escolha a região mais próxima de você ou de seus usuários.</text:p>
            </text:list-item>
          </text:list>
        </text:list-item>
        <text:list-item>
          <text:p text:style-name="P4">Clique em <text:span text:style-name="Strong_20_Emphasis">"Revisar + Criar"</text:span> e depois em <text:span text:style-name="Strong_20_Emphasis">"Criar"</text:span>.</text:p>
        </text:list-item>
      </text:list>
      <text:h text:style-name="Heading_20_3" text:outline-level="3">3. Criar a Instância do Banco de Dados</text:h>
      <text:list text:style-name="L4">
        <text:list-item>
          <text:p text:style-name="P5">No menu lateral, clique em <text:span text:style-name="Strong_20_Emphasis">"Criar um recurso"</text:span>.</text:p>
        </text:list-item>
        <text:list-item>
          <text:p text:style-name="P5">Selecione <text:span text:style-name="Strong_20_Emphasis">"Banco de Dados" &gt; "Banco de Dados SQL"</text:span>.</text:p>
        </text:list-item>
        <text:list-item>
          <text:p text:style-name="P5">Preencha os campos:</text:p>
          <text:list>
            <text:list-item>
              <text:p text:style-name="P5"><text:span text:style-name="Strong_20_Emphasis">Assinatura</text:span> e <text:span text:style-name="Strong_20_Emphasis">Grupo de Recursos</text:span>: selecione os criados anteriormente.</text:p>
            </text:list-item>
            <text:list-item>
              <text:p text:style-name="P5"><text:soft-page-break/><text:span text:style-name="Strong_20_Emphasis">Nome do banco de dados:</text:span> ex: <text:span text:style-name="Source_20_Text">meuBancoEstudo</text:span>.</text:p>
            </text:list-item>
            <text:list-item>
              <text:p text:style-name="P5"><text:span text:style-name="Strong_20_Emphasis">Servidor:</text:span> clique em <text:span text:style-name="Strong_20_Emphasis">"Criar novo"</text:span>.</text:p>
              <text:list>
                <text:list-item>
                  <text:p text:style-name="P5">Nome do servidor (único globalmente).</text:p>
                </text:list-item>
                <text:list-item>
                  <text:p text:style-name="P5">Login e senha do administrador.</text:p>
                </text:list-item>
                <text:list-item>
                  <text:p text:style-name="P5">Região.</text:p>
                </text:list-item>
              </text:list>
            </text:list-item>
          </text:list>
        </text:list-item>
        <text:list-item>
          <text:p text:style-name="P5">Escolha o plano de desempenho (pode começar com o plano gratuito ou básico).</text:p>
        </text:list-item>
        <text:list-item>
          <text:p text:style-name="P5">Clique em <text:span text:style-name="Strong_20_Emphasis">"Próximo: Configurações adicionais"</text:span>:</text:p>
          <text:list>
            <text:list-item>
              <text:p text:style-name="P5">Pode optar por usar um banco de dados vazio ou restaurar de backup/exemplo.</text:p>
            </text:list-item>
          </text:list>
        </text:list-item>
        <text:list-item>
          <text:p text:style-name="P5">Clique em <text:span text:style-name="Strong_20_Emphasis">"Revisar + Criar"</text:span> e depois em <text:span text:style-name="Strong_20_Emphasis">"Criar"</text:span>.</text:p>
        </text:list-item>
      </text:list>
      <text:h text:style-name="Heading_20_3" text:outline-level="3">4. Configurar o Firewall do Servidor</text:h>
      <text:list text:style-name="L5">
        <text:list-item>
          <text:p text:style-name="P6">Após a criação, vá até o recurso do <text:span text:style-name="Strong_20_Emphasis">servidor SQL</text:span>.</text:p>
        </text:list-item>
        <text:list-item>
          <text:p text:style-name="P6">Clique em <text:span text:style-name="Strong_20_Emphasis">"Configurações de firewall e redes virtuais"</text:span>.</text:p>
        </text:list-item>
        <text:list-item>
          <text:p text:style-name="P6">Adicione o IP atual para permitir conexões:</text:p>
          <text:list>
            <text:list-item>
              <text:p text:style-name="P6">Clique em <text:span text:style-name="Strong_20_Emphasis">"+ Adicionar ao IP do cliente"</text:span>.</text:p>
            </text:list-item>
            <text:list-item>
              <text:p text:style-name="P6">Salve as alterações.</text:p>
            </text:list-item>
          </text:list>
        </text:list-item>
      </text:list>
      <text:h text:style-name="Heading_20_3" text:outline-level="3">5. Conectar-se ao Banco de Dados</text:h>
      <text:p text:style-name="Text_20_body">Você pode usar ferramentas como:</text:p>
      <text:list text:style-name="L6">
        <text:list-item>
          <text:p text:style-name="P7"><text:span text:style-name="Strong_20_Emphasis">Azure Data Studio</text:span></text:p>
        </text:list-item>
        <text:list-item>
          <text:p text:style-name="P7"><text:span text:style-name="Strong_20_Emphasis">SQL Server Management Studio (SSMS)</text:span></text:p>
        </text:list-item>
        <text:list-item>
          <text:p text:style-name="P7"><text:span text:style-name="Strong_20_Emphasis">Visual Studio Code (com extensão SQL)</text:span></text:p>
        </text:list-item>
      </text:list>
      <text:p text:style-name="Text_20_body"><text:span text:style-name="Strong_20_Emphasis">Dados de conexão:</text:span></text:p>
      <text:list text:style-name="L7">
        <text:list-item>
          <text:p text:style-name="P8"><text:span text:style-name="Strong_20_Emphasis">Servidor:</text:span> <text:span text:style-name="Source_20_Text">nomedoservidor.database.windows.net</text:span></text:p>
        </text:list-item>
        <text:list-item>
          <text:p text:style-name="P8"><text:span text:style-name="Strong_20_Emphasis">Banco de dados:</text:span> <text:span text:style-name="Source_20_Text">meuBancoEstudo</text:span></text:p>
        </text:list-item>
        <text:list-item>
          <text:p text:style-name="P8"><text:span text:style-name="Strong_20_Emphasis">Usuário:</text:span> fornecido na criação</text:p>
        </text:list-item>
        <text:list-item>
          <text:p text:style-name="P8"><text:span text:style-name="Strong_20_Emphasis">Senha:</text:span> fornecida na criação</text:p>
        </text:list-item>
      </text:list>
      <text:h text:style-name="Heading_20_3" text:outline-level="3">6. Testar a Conexão</text:h>
      <text:list text:style-name="L8">
        <text:list-item>
          <text:p text:style-name="P9">Abra a ferramenta escolhida.</text:p>
        </text:list-item>
        <text:list-item>
          <text:p text:style-name="P9">Insira os dados de conexão.</text:p>
        </text:list-item>
        <text:list-item>
          <text:p text:style-name="P9">Teste com um comando SQL simples, como:</text:p>
        </text:list-item>
      </text:list>
      <text:p text:style-name="P1"><text:span text:style-name="Source_20_Text">SELECT GETDATE();</text:span></text:p>
      <text:p text:style-name="Horizontal_20_Line"/>
      <text:h text:style-name="Heading_20_2" text:outline-level="2"><text:soft-page-break/>Considerações Finais</text:h>
      <text:list text:style-name="L9">
        <text:list-item>
          <text:p text:style-name="P10">Lembre-se de sempre revisar as configurações de segurança (firewall, autenticação, criptografia).</text:p>
        </text:list-item>
        <text:list-item>
          <text:p text:style-name="P10">É possível escalar a instância conforme as necessidades do projeto.</text:p>
        </text:list-item>
        <text:list-item>
          <text:p text:style-name="P10">Os custos variam de acordo com o plano e o uso — monitore pelo portal do Azure.</text:p>
        </text:list-item>
      </text:list>
      <text:p text:style-name="Horizontal_20_Line"/>
      <text:h text:style-name="Heading_20_2" text:outline-level="2">Referências</text:h>
      <text:list text:style-name="L10">
        <text:list-item>
          <text:p text:style-name="P11"><text:a xlink:type="simple" xlink:href="https://learn.microsoft.com/pt-br/azure/azure-sql/" text:style-name="Internet_20_link" text:visited-style-name="Visited_20_Internet_20_Link">Documentação oficial do Azure SQL</text:a></text:p>
        </text:list-item>
        <text:list-item>
          <text:p text:style-name="P11"><text:a xlink:type="simple" xlink:href="https://azure.microsoft.com/pt-br/pricing/details/sql-database/" text:style-name="Internet_20_link" text:visited-style-name="Visited_20_Internet_20_Link">Preços do Azure SQL Database</text:a></text:p>
        </text:list-item>
      </text:list>
      <text:p text:style-name="Horizontal_20_Line"/>
      <text:p text:style-name="Text_20_body"><text:span text:style-name="Strong_20_Emphasis">Autor:</text:span> [Diego Armelin Silva] <text:span text:style-name="Strong_20_Emphasis">Data:</text:span> [30/04/25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03:31:17.975000000</meta:creation-date>
    <dc:date>2025-04-30T03:32:06.984000000</dc:date>
    <meta:editing-duration>PT49S</meta:editing-duration>
    <meta:editing-cycles>1</meta:editing-cycles>
    <meta:document-statistic meta:table-count="0" meta:image-count="0" meta:object-count="0" meta:page-count="3" meta:paragraph-count="62" meta:word-count="444" meta:character-count="2632" meta:non-whitespace-character-count="2294"/>
    <meta:generator>LibreOffice/7.5.5.2$Windows_X86_64 LibreOffice_project/ca8fe7424262805f223b9a2334bc7181abbcbf5e</meta:generator>
  </office:meta>
</office:document-meta>
</file>